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asian="Calibri1" style:font-name-complex="Times New Roman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4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5" style:family="paragraph" style:parent-style-name="No_20_Spacing">
      <style:text-properties style:font-name="Calibri" style:font-name-asian="Calibri1" style:font-name-complex="Times New Roman"/>
    </style:style>
    <style:style style:name="P6" style:family="paragraph" style:parent-style-name="HTML_20_Preformatted">
      <style:text-properties style:font-name="Calibri" fo:font-size="11pt" style:font-name-asian="Calibri1" style:font-size-asian="11pt" style:language-asian="en" style:country-asian="US" style:font-name-complex="Times New Roman" style:font-size-complex="11pt"/>
    </style:style>
    <style:style style:name="P7" style:family="paragraph" style:parent-style-name="HTML_20_Preformatted">
      <style:paragraph-properties fo:margin-left="1.27cm" fo:margin-right="0cm" fo:text-indent="0cm" style:auto-text-indent="false"/>
      <style:text-properties style:font-name="Calibri" fo:font-size="11pt" style:font-name-asian="Calibri1" style:font-size-asian="11pt" style:language-asian="en" style:country-asian="US" style:font-name-complex="Times New Roman" style:font-size-complex="11pt"/>
    </style:style>
    <style:style style:name="P8" style:family="paragraph" style:parent-style-name="Standard" style:master-page-name="Standard">
      <style:paragraph-properties fo:margin-top="0cm" fo:margin-bottom="0cm" style:page-number="auto"/>
    </style:style>
    <style:style style:name="P9" style:family="paragraph" style:parent-style-name="No_20_Spacing" style:list-style-name="WWNum1">
      <style:text-properties style:font-name="Calibri" style:font-name-asian="Calibri1" style:font-name-complex="Times New Roman"/>
    </style:style>
    <style:style style:name="P10" style:family="paragraph" style:parent-style-name="HTML_20_Preformatted">
      <style:text-properties style:font-name="Calibri" fo:font-size="11pt" style:font-name-asian="Calibri1" style:font-size-asian="11pt" style:language-asian="en" style:country-asian="US" style:font-name-complex="Times New Roman" style:font-size-complex="11pt"/>
    </style:style>
    <style:style style:name="P11" style:family="paragraph" style:parent-style-name="HTML_20_Preformatted" style:list-style-name="WWNum1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alibri" fo:font-size="11pt" style:font-name-asian="Calibri1" style:font-size-asian="11pt" style:language-asian="en" style:country-asian="US" style:font-name-complex="Times New Roman" style:font-size-complex="11pt"/>
    </style:style>
    <style:style style:name="P12" style:family="paragraph" style:parent-style-name="HTML_20_Preformatted" style:list-style-name="WWNum1">
      <style:text-properties style:font-name="Calibri" fo:font-size="11pt" style:font-name-asian="Calibri1" style:font-size-asian="11pt" style:language-asian="en" style:country-asian="US" style:font-name-complex="Times New Roman" style:font-size-complex="11pt"/>
    </style:style>
    <style:style style:name="P13" style:family="paragraph" style:parent-style-name="HTML_20_Preformatted" style:list-style-name="WWNum1">
      <style:text-properties style:font-name="Calibri" style:font-name-asian="Calibri1" style:font-name-complex="Times New Roman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1">
      <style:paragraph-properties fo:margin-top="0cm" fo:margin-bottom="0.406cm"/>
    </style:style>
    <style:style style:name="P16" style:family="paragraph" style:parent-style-name="List_20_Paragraph" style:list-style-name="WWNum1">
      <style:paragraph-properties fo:margin-left="0cm" fo:margin-right="0cm" fo:margin-top="0cm" fo:margin-bottom="0.406cm" fo:text-indent="0cm" style:auto-text-indent="false"/>
    </style:style>
    <style:style style:name="P17" style:family="paragraph" style:parent-style-name="Text_20_body">
      <style:text-properties style:font-name="Calibri" fo:font-size="11pt" style:font-name-asian="Calibri1" style:font-size-asian="11pt" style:language-asian="en" style:country-asian="US" style:font-name-complex="Times New Roman" style:font-size-complex="11pt"/>
    </style:style>
    <style:style style:name="P18" style:family="paragraph" style:parent-style-name="Text_20_body" style:list-style-name="WWNum1">
      <style:text-properties style:font-name="Calibri" fo:font-size="11pt" style:font-name-asian="Calibri1" style:font-size-asian="11pt" style:language-asian="en" style:country-asian="US" style:font-name-complex="Times New Roman" style:font-size-complex="11pt"/>
    </style:style>
    <style:style style:name="P19" style:family="paragraph" style:parent-style-name="Text_20_body" style:list-style-name="WWNum1">
      <style:text-properties style:font-name="Calibri" style:font-name-asian="Calibri1" style:font-name-complex="Times New Roman"/>
    </style:style>
    <style:style style:name="P20" style:family="paragraph" style:parent-style-name="Text_20_body" style:list-style-name="WWNum1"/>
    <style:style style:name="P2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2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font-weight="bold" style:font-weight-asian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Таблица </text:span><text:span text:style-name="T2">Salespeople</text:span><text:span text:style-name="T3">:</text:span></text:p>
      <text:p text:style-name="P2"><text:span text:style-name="T6">snum</text:span> - номер продавца (первичный ключ)</text:p>
      <text:p text:style-name="P2"><text:span text:style-name="T6">sname</text:span><text:span text:style-name="T4"> </text:span>- имя продавца</text:p>
      <text:p text:style-name="P2"><text:span text:style-name="T4">com</text:span> - комиссионные продавца</text:p>
      <text:p text:style-name="P2"><text:span text:style-name="T4">city</text:span> - город проживания продавца</text:p>
      <text:p text:style-name="P3"/>
      <text:p text:style-name="P2"><text:span text:style-name="T1">Таблица </text:span><text:span text:style-name="T2">Orders</text:span><text:span text:style-name="T3">:</text:span></text:p>
      <text:p text:style-name="P2"><text:span text:style-name="T6">onum</text:span> - номер заказа (первичный ключ)</text:p>
      <text:p text:style-name="P2"><text:span text:style-name="T6">snum</text:span><text:span text:style-name="T4"> </text:span>- номер продавца</text:p>
      <text:p text:style-name="P2"><text:span text:style-name="T4">cnum</text:span> - номер заказчика</text:p>
      <text:p text:style-name="P2"><text:span text:style-name="T4">amt</text:span> - сумма заказа</text:p>
      <text:p text:style-name="P2"><text:span text:style-name="T4">odate</text:span> - дата заказа</text:p>
      <text:p text:style-name="P3"/>
      <text:p text:style-name="P2"><text:span text:style-name="T1">Таблица </text:span><text:span text:style-name="T2">Customers</text:span><text:span text:style-name="T3">:</text:span></text:p>
      <text:p text:style-name="P2"><text:span text:style-name="T6">cnum</text:span> - номер заказчика (первичный ключ)</text:p>
      <text:p text:style-name="P2"><text:span text:style-name="T6">cname</text:span><text:span text:style-name="T4"> </text:span>– имя заказчика<text:span text:style-name="T5"> (</text:span>клиента<text:span text:style-name="T5">)</text:span></text:p>
      <text:p text:style-name="P2"><text:span text:style-name="T4">city</text:span> - город проживания заказчика</text:p>
      <text:p text:style-name="P2"><text:span text:style-name="T4">snum</text:span> - номер продавца</text:p>
      <text:p text:style-name="P2"><text:span text:style-name="T4">rating</text:span> - рейтинг</text:p>
      <text:p text:style-name="P1"/>
      <text:list xml:id="list2557861166225412545" text:style-name="WWNum1">
        <text:list-item>
          <text:p text:style-name="P11">Напишите запрос, который выведет тех заказчиков в городах, которых не проживают продавцы.</text:p>
        </text:list-item>
      </text:list>
      <text:p text:style-name="P7"/>
      <text:list xml:id="list42619988" text:continue-numbering="true" text:style-name="WWNum1">
        <text:list-item>
          <text:p text:style-name="P12">Напишите запрос, который выбрал бы высший рейтинг в каждом городе.</text:p>
        </text:list-item>
      </text:list>
      <text:p text:style-name="P17">SELECT MAX(C.rating), C.city</text:p>
      <text:p text:style-name="P4">FROM Customers C</text:p>
      <text:p text:style-name="P4">GROUP BY city</text:p>
      <text:p text:style-name="P4">order by C.rating</text:p>
      <text:list xml:id="list42633086" text:continue-numbering="true" text:style-name="WWNum1">
        <text:list-item>
          <text:p text:style-name="P12">Подсчитать, на какую сумму было продано товаров в каждый город.</text:p>
        </text:list-item>
      </text:list>
      <text:p text:style-name="P17">SELECT C.city, SUM(O.amt)</text:p>
      <text:p text:style-name="P4">FROM Orders as O, Customers as C</text:p>
      <text:p text:style-name="P4">where C.cnum = O.cnum</text:p>
      <text:p text:style-name="P4">GROUP BY C.city;</text:p>
      <text:list xml:id="list42619070" text:continue-numbering="true" text:style-name="WWNum1">
        <text:list-header>
          <text:p text:style-name="P12"/>
        </text:list-header>
      </text:list>
      <text:p text:style-name="P6"/>
      <text:list xml:id="list42610617" text:continue-numbering="true" text:style-name="WWNum1">
        <text:list-item>
          <text:p text:style-name="P12">Определить сколько продавцов проживает в каждом городе.</text:p>
        </text:list-item>
      </text:list>
      <text:p text:style-name="P6">SELECT S.city,COUNT(S.sname)</text:p>
      <text:p text:style-name="P4">FROM Salespeople as S</text:p>
      <text:p text:style-name="P4">Group by S.city</text:p>
      <text:p text:style-name="P6"/>
      <text:p text:style-name="P6"/>
      <text:list xml:id="list42629573" text:continue-numbering="true" text:style-name="WWNum1">
        <text:list-item>
          <text:p text:style-name="P14">Выведите максимальный рейтинг заказчика для каждого продавца.</text:p>
        </text:list-item>
      </text:list>
      <text:p text:style-name="Text_20_body">SELECT S.snum,S.sname, MAX(C.rating)</text:p>
      <text:p text:style-name="P4">FROM Salespeople as S, Customers as C</text:p>
      <text:p text:style-name="P4">WHERE S.snum=C.snum</text:p>
      <text:p text:style-name="P4">Group by S.snum</text:p>
      <text:list xml:id="list42623260" text:continue-numbering="true" text:style-name="WWNum1">
        <text:list-item>
          <text:p text:style-name="P12">Напишите запрос, который получит максимальную сумму заказов каждого клиента, которая больше 3000</text:p>
        </text:list-item>
      </text:list>
      <text:p text:style-name="P17">SELECT MAX(O.amt)</text:p>
      <text:p text:style-name="P4"><text:soft-page-break/>FROM Orders as O</text:p>
      <text:p text:style-name="P4">GROUP BY O.snum</text:p>
      <text:p text:style-name="P4">HAVING MAX(O.amt) &gt; 3000;</text:p>
      <text:p text:style-name="P6"/>
      <text:p text:style-name="P6"/>
      <text:list xml:id="list42609491" text:continue-numbering="true" text:style-name="WWNum1">
        <text:list-item>
          <text:p text:style-name="P9">Напишите запрос, который из таблицы заказов найдет минимальную сумму для каждой даты заказа, отсортировав по убыванию даты.</text:p>
          <text:p text:style-name="P19">SELECT MIN(O.amt) as "Минимальная сумма продажи", O.odate as "Дата"</text:p>
        </text:list-item>
      </text:list>
      <text:p text:style-name="P4">FROM Orders as O</text:p>
      <text:p text:style-name="P4">Group by O.odate</text:p>
      <text:list xml:id="list42637809" text:continue-numbering="true" text:style-name="WWNum1">
        <text:list-header>
          <text:p text:style-name="P9"/>
        </text:list-header>
      </text:list>
      <text:p text:style-name="P5"/>
      <text:list xml:id="list42613895" text:continue-numbering="true" text:style-name="WWNum1">
        <text:list-item>
          <text:p text:style-name="P9">Выведите максимальную сумму заказа для каждого покупателя. Вывести и фамилии покупателей.</text:p>
          <text:p text:style-name="P9">SELECT Min(O.amt) , MAX(O.amt) as "Максимальная сумма продажи", C.cname</text:p>
        </text:list-item>
      </text:list>
      <text:p text:style-name="P4">FROM Orders as O, Customers as C</text:p>
      <text:p text:style-name="P4">WHERE O.cnum=C.cnum</text:p>
      <text:p text:style-name="P4">Group by C.cname</text:p>
      <text:list xml:id="list42616548" text:continue-numbering="true" text:style-name="WWNum1">
        <text:list-header>
          <text:p text:style-name="P9"/>
        </text:list-header>
      </text:list>
      <text:p text:style-name="List_20_Paragraph"/>
      <text:list xml:id="list42621218" text:continue-numbering="true" text:style-name="WWNum1">
        <text:list-item>
          <text:p text:style-name="P15">Напишите запрос к таблице Заказчиков, который мог бы найти высший рейтинг в каждом городе. Вывод<text:span text:style-name="T5"> </text:span>должен<text:span text:style-name="T5"> </text:span>быть<text:span text:style-name="T5"> </text:span>в<text:span text:style-name="T5"> </text:span>такой<text:span text:style-name="T5"> </text:span>форме<text:span text:style-name="T5">: For the city (city), the highest rating is: (rating).</text:span></text:p>
          <text:p text:style-name="P15"><text:span text:style-name="T5">SELECT MAX(C.rating) as "Максимальный рейтинг", C.city</text:span></text:p>
        </text:list-item>
      </text:list>
      <text:p text:style-name="P4">FROM Customers as C</text:p>
      <text:p text:style-name="P4">Group by C.city</text:p>
      <text:list xml:id="list42612566" text:continue-numbering="true" text:style-name="WWNum1">
        <text:list-header>
          <text:p text:style-name="P16"><text:span text:style-name="T5"/></text:p>
        </text:list-header>
      </text:list>
      <text:p text:style-name="List_20_Paragraph"/>
      <text:list xml:id="list42607388" text:continue-numbering="true" text:style-name="WWNum1">
        <text:list-item>
          <text:p text:style-name="P14">Определите общую сумму заказа для каждого дня.</text:p>
          <text:p text:style-name="P20">SELECT SUM(O.amt),O.odate</text:p>
        </text:list-item>
      </text:list>
      <text:p text:style-name="P4">FROM Orders as O</text:p>
      <text:p text:style-name="P4">Group by O.odate</text:p>
      <text:list xml:id="list42614040" text:continue-numbering="true" text:style-name="WWNum1">
        <text:list-header>
          <text:p text:style-name="P14"/>
        </text:list-header>
        <text:list-item>
          <text:p text:style-name="P12">Напишите запрос, который выведет сумму продаж, которая больше 10000.</text:p>
          <text:p text:style-name="P18">SELECT SUM(O.amt)</text:p>
        </text:list-item>
      </text:list>
      <text:p text:style-name="P4">FROM Orders as O</text:p>
      <text:p text:style-name="P4">HAVING SUM(O.amt)&gt;10000</text:p>
      <text:list xml:id="list42616303" text:continue-numbering="true" text:style-name="WWNum1">
        <text:list-header>
          <text:p text:style-name="P13"/>
        </text:list-header>
        <text:list-item>
          <text:p text:style-name="P14">Выведите фамилию и общую сумму заказа для каждого продавца.</text:p>
          <text:p text:style-name="P14">SELECT S.sname, SUM(O.amt)</text:p>
        </text:list-item>
      </text:list>
      <text:p text:style-name="P4">FROM Orders as O, Salespeople as S</text:p>
      <text:p text:style-name="P4">WhERE S.snum=O.snum</text:p>
      <text:p text:style-name="P4">GROUP BY S.sname</text:p>
      <text:list xml:id="list42605301" text:continue-numbering="true" text:style-name="WWNum1">
        <text:list-header>
          <text:p text:style-name="P14"/>
        </text:list-header>
      </text:list>
      <text:p text:style-name="List_20_Paragraph"/>
      <text:list xml:id="list42611056" text:continue-numbering="true" text:style-name="WWNum1">
        <text:list-item>
          <text:p text:style-name="P14"><text:soft-page-break/>Выведите сумму товара и фамилию заказчика, сгруппировав товар по фамилиям.</text:p>
          <text:p text:style-name="P14">SELECT C.cname, SUM(O.amt)</text:p>
        </text:list-item>
      </text:list>
      <text:p text:style-name="P4">FROM Orders as O, <text:s/>Customers as C</text:p>
      <text:p text:style-name="P4">WhERE C.cnum=O.cnum</text:p>
      <text:p text:style-name="P4">GROUP BY C.cname</text:p>
      <text:list xml:id="list42614982" text:continue-numbering="true" text:style-name="WWNum1">
        <text:list-header>
          <text:p text:style-name="P14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ru" style:country-asian="RU" style:font-name-complex="Courier New1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  <style:text-properties style:font-name="Calibri" style:font-name-asian="Calibri1" style:font-name-complex="Times New Roman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size="10pt" style:font-name-asian="Times New Roman" style:font-size-asian="10pt" style:language-asian="ru" style:country-asian="RU" style:font-name-complex="Courier New1" style:font-size-complex="10pt"/>
    </style:style>
    <style:style style:name="ListLabel_20_1" style:display-name="ListLabel 1" style:family="text">
      <style:text-properties fo:font-size="11pt" fo:language="en" fo:country="US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еля</meta:initial-creator>
    <dc:creator>Дмитрий  Вершинин</dc:creator>
    <meta:editing-cycles>62</meta:editing-cycles>
    <meta:print-date>2013-11-21T20:37:00</meta:print-date>
    <meta:creation-date>2013-06-25T19:35:00</meta:creation-date>
    <dc:date>2023-03-06T22:37:48.05</dc:date>
    <meta:editing-duration>PT2H21M36S</meta:editing-duration>
    <meta:generator>OpenOffice/4.1.7$Win32 OpenOffice.org_project/417m1$Build-9800</meta:generator>
    <meta:document-statistic meta:table-count="0" meta:image-count="0" meta:object-count="0" meta:page-count="3" meta:paragraph-count="73" meta:word-count="402" meta:character-count="25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